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000b" style:font-weight-asian="bold" style:font-weight-complex="bold"/>
    </style:style>
    <style:style style:name="P2" style:family="paragraph" style:parent-style-name="Standard">
      <style:text-properties officeooo:rsid="0007000b"/>
    </style:style>
    <style:style style:name="P3" style:family="paragraph" style:parent-style-name="Standard">
      <style:text-properties officeooo:rsid="0007000b" officeooo:paragraph-rsid="0007000b"/>
    </style:style>
    <style:style style:name="P4" style:family="paragraph" style:parent-style-name="Standard" style:list-style-name="L1">
      <style:text-properties officeooo:rsid="00092cee" officeooo:paragraph-rsid="00092cee"/>
    </style:style>
    <style:style style:name="P5" style:family="paragraph" style:parent-style-name="Standard" style:list-style-name="L2">
      <style:text-properties officeooo:rsid="0009c179" officeooo:paragraph-rsid="0009c179"/>
    </style:style>
    <style:style style:name="T1" style:family="text">
      <style:text-properties officeooo:rsid="000a7b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 Layer Addressing</text:p>
      <text:p text:style-name="P2"/>
      <text:p text:style-name="P3">MAC Addresses</text:p>
      <text:list xml:id="list7063075192990121438" text:style-name="L1">
        <text:list-item>
          <text:p text:style-name="P4">6 bytes</text:p>
        </text:list-item>
        <text:list-item>
          <text:p text:style-name="P4">MAC broadcast Address → FF-FF-FF-FF-FF-FF</text:p>
        </text:list-item>
      </text:list>
      <text:p text:style-name="P3"/>
      <text:p text:style-name="P3">Address resolution protocol</text:p>
      <text:list xml:id="list543743488849820945" text:style-name="L2">
        <text:list-item>
          <text:p text:style-name="P5">Gets MAC addresses for IP</text:p>
        </text:list-item>
        <text:list-item>
          <text:p text:style-name="P5">Is a software protocol</text:p>
        </text:list-item>
        <text:list-item>
          <text:p text:style-name="P5">Resolves address by quering the entire subnet. Uses MAC <text:span text:style-name="T1">broadcast</text:span> ARP packets</text:p>
        </text:list-item>
        <text:list-item>
          <text:p text:style-name="P5">For MAC addresses outside the subnet, the router responds with its MAC address. Stores resolved MAC addresses in memory for future referenc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13:09:39</meta:creation-date>
    <dc:title>T1</dc:title>
    <meta:editing-duration>PT1M3S</meta:editing-duration>
    <meta:editing-cycles>4</meta:editing-cycles>
    <meta:generator>LibreOffice/4.1.2.3$Linux_x86 LibreOffice_project/410m0$Build-3</meta:generator>
    <meta:initial-creator>Kempa </meta:initial-creator>
    <dc:date>2013-10-31T07:20:53.895918820</dc:date>
    <dc:creator>Kempa </dc:creator>
    <meta:document-statistic meta:table-count="0" meta:image-count="0" meta:object-count="0" meta:page-count="1" meta:paragraph-count="9" meta:word-count="64" meta:character-count="381" meta:non-whitespace-character-count="332"/>
    <meta:template xlink:type="simple" xlink:actuate="onRequest" xlink:title="T1" xlink:href="../../../../.config/libreoffice/3/user/template/T1.ott" meta:date="2013-03-15T13:09:37"/>
  </office:meta>
</office:document-meta>
</file>